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00b9" officeooo:paragraph-rsid="002000b9"/>
    </style:style>
    <style:style style:name="P2" style:family="paragraph" style:parent-style-name="Standard">
      <style:text-properties fo:font-weight="bold" officeooo:rsid="002000b9" officeooo:paragraph-rsid="002000b9" style:font-weight-asian="bold" style:font-weight-complex="bold"/>
    </style:style>
    <style:style style:name="P3" style:family="paragraph" style:parent-style-name="Standard">
      <style:text-properties fo:font-weight="bold" officeooo:rsid="002000b9" officeooo:paragraph-rsid="0021e02f" style:font-weight-asian="bold" style:font-weight-complex="bold"/>
    </style:style>
    <style:style style:name="P4" style:family="paragraph" style:parent-style-name="Standard">
      <style:text-properties fo:font-weight="bold" officeooo:rsid="0023ce95" officeooo:paragraph-rsid="0023ce95" style:font-weight-asian="bold" style:font-weight-complex="bold"/>
    </style:style>
    <style:style style:name="P5" style:family="paragraph" style:parent-style-name="Standard">
      <style:text-properties fo:font-weight="bold" officeooo:rsid="0026a953" officeooo:paragraph-rsid="0026a953" style:font-weight-asian="bold" style:font-weight-complex="bold"/>
    </style:style>
    <style:style style:name="P6" style:family="paragraph" style:parent-style-name="Standard">
      <style:text-properties fo:font-weight="bold" officeooo:rsid="0028791f" officeooo:paragraph-rsid="0028791f" style:font-weight-asian="bold" style:font-weight-complex="bold"/>
    </style:style>
    <style:style style:name="P7" style:family="paragraph" style:parent-style-name="Standard">
      <style:text-properties fo:font-weight="bold" officeooo:rsid="002b0132" officeooo:paragraph-rsid="002b0132" style:font-weight-asian="bold" style:font-weight-complex="bold"/>
    </style:style>
    <style:style style:name="P8" style:family="paragraph" style:parent-style-name="Standard">
      <style:text-properties fo:font-weight="bold" officeooo:rsid="003065f1" officeooo:paragraph-rsid="003065f1" style:font-weight-asian="bold" style:font-weight-complex="bold"/>
    </style:style>
    <style:style style:name="P9" style:family="paragraph" style:parent-style-name="Standard">
      <style:text-properties fo:font-weight="bold" officeooo:rsid="00313631" officeooo:paragraph-rsid="00313631" style:font-weight-asian="bold" style:font-weight-complex="bold"/>
    </style:style>
    <style:style style:name="P10" style:family="paragraph" style:parent-style-name="Standard">
      <style:text-properties fo:font-weight="bold" officeooo:rsid="0034e442" officeooo:paragraph-rsid="0034e442" style:font-weight-asian="bold" style:font-weight-complex="bold"/>
    </style:style>
    <style:style style:name="P11" style:family="paragraph" style:parent-style-name="Standard">
      <style:text-properties fo:font-weight="bold" officeooo:rsid="003eec35" officeooo:paragraph-rsid="003eec35" style:font-weight-asian="bold" style:font-weight-complex="bold"/>
    </style:style>
    <style:style style:name="P12" style:family="paragraph" style:parent-style-name="Standard">
      <style:text-properties fo:font-weight="bold" officeooo:rsid="00437424" officeooo:paragraph-rsid="00437424" style:font-weight-asian="bold" style:font-weight-complex="bold"/>
    </style:style>
    <style:style style:name="P13" style:family="paragraph" style:parent-style-name="Standard">
      <style:text-properties fo:font-weight="bold" officeooo:rsid="004579df" officeooo:paragraph-rsid="004579df" style:font-weight-asian="bold" style:font-weight-complex="bold"/>
    </style:style>
    <style:style style:name="P14" style:family="paragraph" style:parent-style-name="Standard">
      <style:text-properties fo:font-weight="bold" officeooo:rsid="0047e9e9" officeooo:paragraph-rsid="0049481f" style:font-weight-asian="bold" style:font-weight-complex="bold"/>
    </style:style>
    <style:style style:name="P15" style:family="paragraph" style:parent-style-name="Standard">
      <style:text-properties fo:font-weight="bold" officeooo:rsid="004cef69" officeooo:paragraph-rsid="004cef69" style:font-weight-asian="bold" style:font-weight-complex="bold"/>
    </style:style>
    <style:style style:name="P16" style:family="paragraph" style:parent-style-name="Standard">
      <style:text-properties fo:font-weight="bold" officeooo:rsid="00500e55" officeooo:paragraph-rsid="00500e55" style:font-weight-asian="bold" style:font-weight-complex="bold"/>
    </style:style>
    <style:style style:name="P17" style:family="paragraph" style:parent-style-name="Standard">
      <style:text-properties fo:font-weight="bold" officeooo:rsid="00503a8b" officeooo:paragraph-rsid="00503a8b" style:font-weight-asian="bold" style:font-weight-complex="bold"/>
    </style:style>
    <style:style style:name="P18" style:family="paragraph" style:parent-style-name="Standard">
      <style:text-properties fo:font-weight="bold" officeooo:rsid="00503a8b" officeooo:paragraph-rsid="00598817" style:font-weight-asian="bold" style:font-weight-complex="bold"/>
    </style:style>
    <style:style style:name="P19" style:family="paragraph" style:parent-style-name="Standard">
      <style:text-properties fo:font-weight="normal" officeooo:rsid="002000b9" officeooo:paragraph-rsid="002000b9" style:font-weight-asian="normal" style:font-weight-complex="normal"/>
    </style:style>
    <style:style style:name="P20" style:family="paragraph" style:parent-style-name="Standard">
      <style:text-properties fo:font-weight="normal" officeooo:rsid="0023ce95" officeooo:paragraph-rsid="0023ce95" style:font-weight-asian="normal" style:font-weight-complex="normal"/>
    </style:style>
    <style:style style:name="P21" style:family="paragraph" style:parent-style-name="Standard">
      <style:text-properties fo:font-weight="normal" officeooo:rsid="0026a953" officeooo:paragraph-rsid="0026a953" style:font-weight-asian="normal" style:font-weight-complex="normal"/>
    </style:style>
    <style:style style:name="P22" style:family="paragraph" style:parent-style-name="Standard">
      <style:text-properties fo:font-weight="normal" officeooo:rsid="0028791f" officeooo:paragraph-rsid="0028791f" style:font-weight-asian="normal" style:font-weight-complex="normal"/>
    </style:style>
    <style:style style:name="P23" style:family="paragraph" style:parent-style-name="Standard">
      <style:text-properties fo:font-weight="normal" officeooo:rsid="002c4ef5" officeooo:paragraph-rsid="002c4ef5" style:font-weight-asian="normal" style:font-weight-complex="normal"/>
    </style:style>
    <style:style style:name="P24" style:family="paragraph" style:parent-style-name="Standard">
      <style:text-properties fo:font-weight="normal" officeooo:rsid="003065f1" officeooo:paragraph-rsid="003065f1" style:font-weight-asian="normal" style:font-weight-complex="normal"/>
    </style:style>
    <style:style style:name="P25" style:family="paragraph" style:parent-style-name="Standard">
      <style:text-properties fo:font-weight="normal" officeooo:rsid="00313631" officeooo:paragraph-rsid="00313631" style:font-weight-asian="normal" style:font-weight-complex="normal"/>
    </style:style>
    <style:style style:name="P26" style:family="paragraph" style:parent-style-name="Standard">
      <style:text-properties fo:font-weight="normal" officeooo:rsid="0034e442" officeooo:paragraph-rsid="0034e442" style:font-weight-asian="normal" style:font-weight-complex="normal"/>
    </style:style>
    <style:style style:name="P27" style:family="paragraph" style:parent-style-name="Standard">
      <style:text-properties fo:font-weight="normal" officeooo:rsid="003d175e" officeooo:paragraph-rsid="003d175e" style:font-weight-asian="normal" style:font-weight-complex="normal"/>
    </style:style>
    <style:style style:name="P28" style:family="paragraph" style:parent-style-name="Standard">
      <style:text-properties fo:font-weight="normal" officeooo:rsid="0041e9c5" officeooo:paragraph-rsid="00432532" style:font-weight-asian="normal" style:font-weight-complex="normal"/>
    </style:style>
    <style:style style:name="P29" style:family="paragraph" style:parent-style-name="Standard">
      <style:text-properties fo:font-weight="normal" officeooo:rsid="00437424" officeooo:paragraph-rsid="00437424" style:font-weight-asian="normal" style:font-weight-complex="normal"/>
    </style:style>
    <style:style style:name="P30" style:family="paragraph" style:parent-style-name="Standard">
      <style:text-properties fo:font-weight="normal" officeooo:rsid="004cef69" officeooo:paragraph-rsid="004cef69" style:font-weight-asian="normal" style:font-weight-complex="normal"/>
    </style:style>
    <style:style style:name="P31" style:family="paragraph" style:parent-style-name="Standard">
      <style:text-properties fo:font-weight="normal" officeooo:rsid="00500e55" officeooo:paragraph-rsid="00500e55" style:font-weight-asian="normal" style:font-weight-complex="normal"/>
    </style:style>
    <style:style style:name="P32" style:family="paragraph" style:parent-style-name="Standard">
      <style:text-properties style:text-underline-style="none" fo:font-weight="bold" officeooo:rsid="0034e442" officeooo:paragraph-rsid="0034e442" style:font-weight-asian="bold" style:font-weight-complex="bold"/>
    </style:style>
    <style:style style:name="P33" style:family="paragraph" style:parent-style-name="Standard">
      <style:text-properties style:text-underline-style="none" fo:font-weight="bold" officeooo:rsid="003665af" officeooo:paragraph-rsid="003665af" style:font-weight-asian="bold" style:font-weight-complex="bold"/>
    </style:style>
    <style:style style:name="P34" style:family="paragraph" style:parent-style-name="Standard">
      <style:text-properties style:text-underline-style="none" fo:font-weight="bold" officeooo:rsid="003665af" officeooo:paragraph-rsid="003d965b" style:font-weight-asian="bold" style:font-weight-complex="bold"/>
    </style:style>
    <style:style style:name="P35" style:family="paragraph" style:parent-style-name="Standard">
      <style:paragraph-properties style:writing-mode="lr-tb"/>
      <style:text-properties fo:font-weight="bold" officeooo:rsid="0031d9e3" officeooo:paragraph-rsid="0031d9e3" style:font-weight-asian="bold" style:font-weight-complex="bold"/>
    </style:style>
    <style:style style:name="P36" style:family="paragraph" style:parent-style-name="Standard">
      <style:paragraph-properties fo:text-align="center" style:justify-single-word="false" fo:padding="0.049cm" fo:border="0.06pt solid #000000" style:shadow="#808080 0.18cm -0.18cm"/>
      <style:text-properties officeooo:rsid="001edaf8" officeooo:paragraph-rsid="001edaf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ce95" style:font-weight-asian="normal" style:font-weight-complex="normal"/>
    </style:style>
    <style:style style:name="T3" style:family="text">
      <style:text-properties officeooo:rsid="0021e02f"/>
    </style:style>
    <style:style style:name="T4" style:family="text">
      <style:text-properties officeooo:rsid="0023ce95"/>
    </style:style>
    <style:style style:name="T5" style:family="text">
      <style:text-properties officeooo:rsid="0024592d"/>
    </style:style>
    <style:style style:name="T6" style:family="text">
      <style:text-properties officeooo:rsid="0024c12d"/>
    </style:style>
    <style:style style:name="T7" style:family="text">
      <style:text-properties officeooo:rsid="0026a953"/>
    </style:style>
    <style:style style:name="T8" style:family="text">
      <style:text-properties officeooo:rsid="0028791f"/>
    </style:style>
    <style:style style:name="T9" style:family="text">
      <style:text-properties officeooo:rsid="002901fe"/>
    </style:style>
    <style:style style:name="T10" style:family="text">
      <style:text-properties officeooo:rsid="002c4ef5"/>
    </style:style>
    <style:style style:name="T11" style:family="text">
      <style:text-properties officeooo:rsid="002dc9a1"/>
    </style:style>
    <style:style style:name="T12" style:family="text">
      <style:text-properties officeooo:rsid="00313631"/>
    </style:style>
    <style:style style:name="T13" style:family="text">
      <style:text-properties officeooo:rsid="0031d9e3"/>
    </style:style>
    <style:style style:name="T14" style:family="text">
      <style:text-properties officeooo:rsid="00338249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390a75"/>
    </style:style>
    <style:style style:name="T17" style:family="text">
      <style:text-properties style:text-underline-style="solid" style:text-underline-width="auto" style:text-underline-color="font-color" officeooo:rsid="00432532"/>
    </style:style>
    <style:style style:name="T18" style:family="text">
      <style:text-properties officeooo:rsid="003665af"/>
    </style:style>
    <style:style style:name="T19" style:family="text">
      <style:text-properties officeooo:rsid="003768a9"/>
    </style:style>
    <style:style style:name="T20" style:family="text">
      <style:text-properties officeooo:rsid="003d175e"/>
    </style:style>
    <style:style style:name="T21" style:family="text">
      <style:text-properties officeooo:rsid="003d965b"/>
    </style:style>
    <style:style style:name="T22" style:family="text">
      <style:text-properties officeooo:rsid="003fb047"/>
    </style:style>
    <style:style style:name="T23" style:family="text">
      <style:text-properties officeooo:rsid="00432532"/>
    </style:style>
    <style:style style:name="T24" style:family="text">
      <style:text-properties officeooo:rsid="00462b50"/>
    </style:style>
    <style:style style:name="T25" style:family="text">
      <style:text-properties officeooo:rsid="0047e9e9"/>
    </style:style>
    <style:style style:name="T26" style:family="text">
      <style:text-properties officeooo:rsid="0048e41e"/>
    </style:style>
    <style:style style:name="T27" style:family="text">
      <style:text-properties officeooo:rsid="004e470d"/>
    </style:style>
    <style:style style:name="T28" style:family="text">
      <style:text-properties officeooo:rsid="00503a8b"/>
    </style:style>
    <style:style style:name="T29" style:family="text">
      <style:text-properties officeooo:rsid="005127d1"/>
    </style:style>
    <style:style style:name="T30" style:family="text">
      <style:text-properties officeooo:rsid="0051ed32"/>
    </style:style>
    <style:style style:name="T31" style:family="text">
      <style:text-properties officeooo:rsid="00533337"/>
    </style:style>
    <style:style style:name="T32" style:family="text">
      <style:text-properties officeooo:rsid="00598817"/>
    </style:style>
    <style:style style:name="T33" style:family="text">
      <style:text-properties officeooo:rsid="005c0593"/>
    </style:style>
    <style:style style:name="T34" style:family="text">
      <style:text-properties officeooo:rsid="005e2a80"/>
    </style:style>
    <style:style style:name="T35" style:family="text">
      <style:text-properties officeooo:rsid="005f8e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6">Correction du brevet blanc (V. Hugo, « Le Pot Cassé »)</text:p>
      <text:p text:style-name="P36"/>
      <text:p text:style-name="P1"/>
      <text:p text:style-name="P1">QUESTIONS</text:p>
      <text:p text:style-name="P1">Compréhension et compétences d’interprétation (27 points)</text:p>
      <text:p text:style-name="P1"/>
      <text:p text:style-name="P1">1) Quel est le genre littéraire de ce texte ? <text:span text:style-name="T4">(1 point)</text:span></text:p>
      <text:p text:style-name="P2">Il s’agit d’un texte poétique puisque le texte est divisé en vers – visibles grâce au retour à la la ligne – commençant par une majuscule et se terminant par une rime.<text:span text:style-name="T1"> </text:span>[au brevet, la question du genre débouche normalement sur les réponses suivantes : texte théâtral, texte poétique, texte autobiographique, roman. Il ne vous était pas demandé de justifier la réponse.]</text:p>
      <text:p text:style-name="P19"/>
      <text:p text:style-name="P19">2) Quel est le mètre utilisé ? Quelle est la disposition des rimes des vers 2 à 29 ? <text:span text:style-name="T4">(2 points)</text:span></text:p>
      <text:p text:style-name="P3">Chaque vers compte douze syllabes, il s’agit donc d’alexandrin<text:span text:style-name="T34">s</text:span>. <text:span text:style-name="T3">Les rimes des vers 2 à 29 sont suivies. [AABB=suivies, ABAB=croisées, ABBA=embrassées]</text:span></text:p>
      <text:p text:style-name="P2"><text:span text:style-name="T1"/></text:p>
      <text:p text:style-name="P2"><text:span text:style-name="T1">3) </text:span><text:span text:style-name="T2">Qu’apprend-on sur le vase : forme, matière, décor, pays d’origine ? Répondez en justifiant par des citations sans vous contenter de recopier. (6 points)</text:span></text:p>
      <text:p text:style-name="P4">Ce vase a <text:span text:style-name="T35">une </text:span>forme ronde (« rondeur », <text:span text:style-name="T7">v</text:span>. 10) et est recouvert de dessins faisant penser à la Chine : « mandarin » (<text:span text:style-name="T7">v</text:span>. 17), « yak » (<text:span text:style-name="T7">v</text:span>. 14), « tigre » (<text:span text:style-name="T7">v</text:span>. 19) ; il semble être en « porcelaine » (v. 11) et être peint avec des couleurs claires (<text:span text:style-name="T7">v</text:span>. 5), peut-être aussi avec du « bleu » (<text:span text:style-name="T7">v</text:span>. 3). <text:span text:style-name="T6">Le vase devait être exceptionnel car il est dit qu’il est « unique » (v. 4).</text:span></text:p>
      <text:p text:style-name="P20"/>
      <text:p text:style-name="P20">4) <text:span text:style-name="T5">Quel sentiment l’auteur éprouvait-il pour cet objet ? Justifiez par un relevé. (2 points)</text:span></text:p>
      <text:p text:style-name="P4">« <text:span text:style-name="T7">Je l’aimais » (v. 12) dit le poète et cet amour se voit à l’air « furieux, terrible » (v. 25) qu’il arbore quand il apprend que le vase est cassé.</text:span></text:p>
      <text:p text:style-name="P21"/>
      <text:p text:style-name="P21">5) Quelle est la figure de style à la fin du vers 24 ? Que montre son emploi ? (3 points)</text:p>
      <text:p text:style-name="P5">La personnification présente dans « Il est mort » (v. 24) montre que le vase représente bien plus qu’un objet : il symbolise un monde d’aventures, il « paraissait vivant » (v. 4) et était quasiment un conteur capable de faire raconter des histoires aux enfants.</text:p>
      <text:p text:style-name="P21"/>
      <text:p text:style-name="P21">6) <text:span text:style-name="T8">Relevez deux figures de style différentes dans tout le texte et nommez-les. (2 points)</text:span></text:p>
      <text:p text:style-name="P6">Je lis une comparaison au vers 1 (« comme un reflet des eaux ») ainsi qu’une accumulation au vers 4 (« étrange, impossible, engourdi »).</text:p>
      <text:p text:style-name="P22"/>
      <text:p text:style-name="P22">7) <text:span text:style-name="T9">Qu’arrive-t-il au vase ? Dans quelles circonstances ? (2 points)</text:span></text:p>
      <text:p text:style-name="P7">Le vase est heurté par Mariette qui « l’a poussé » (v. 8) « par mégarde » (v. 9) ; <text:span text:style-name="T10">le vase se trouve alors « brisé » (v. 9). Jeanne se dénonce alors pour ne pas que Mariette soit disputée.</text:span></text:p>
      <text:p text:style-name="P23"/>
      <text:p text:style-name="P23">8) <text:span text:style-name="T11">Quel rôle le vase jouait-il entre Victor Hugo et les enfants (vers 13 à 23) (2 points)</text:span></text:p>
      <text:p text:style-name="P8">Le vase est un prétexte à des discussions entre le poète et les enfants ; au vers 13 Victor Hugo indique qu’il l’explique, c’est-à-dire qu’il en fait une description mettant en avant ce qu’il a de plus exotique. Les enfants « sentent » (v. 22) le caractère monstrueux des dessins du vase et réagissent donc vivement à ces histoires, il en sont enchantés (v. 23) dans tous les sens du terme.</text:p>
      <text:p text:style-name="P24"/>
      <text:p text:style-name="P24">9) <text:span text:style-name="T12">Qui est Jeanne ? Pourquoi se dénonce-t-elle à la fin du texte (3 points)</text:span></text:p>
      <text:p text:style-name="P9">Jeanne est une des petites-filles de Victor Hugo ; voyant la « colère » (v. 28) de son grand-père et l’ « effroi» (v. 28) de la servante, prise de pitié, elle se dénonce.</text:p>
      <text:p text:style-name="P25"/>
      <text:p text:style-name="P25"><text:soft-page-break/>10) <text:span text:style-name="T13">Quels liens pouvez-vous faire entre le texte et l’objet photographié ? (4 points)</text:span></text:p>
      <text:p text:style-name="P35">Le vase chinois photographié est de forme ronde (v. 10), possède des teintes bleues (v. 3) et claires (v. <text:span text:style-name="T14">5). Nous y voyons des dragons qui évoquent les animaux décrits dans le texte ; surtout, l’entrelac des décors et des animaux suggère la rêverie que l’on ressent en lisant le texte de Victor Hugo.</text:span></text:p>
      <text:p text:style-name="P23"/>
      <text:p text:style-name="P26">Grammaire et compétences linguistiques (23 points)</text:p>
      <text:p text:style-name="P26"/>
      <text:p text:style-name="P26">1) Réécrivez les v. 8 à 1<text:span text:style-name="T21">2</text:span> (« Mariette… <text:span text:style-name="T21">quais</text:span> ») en mettant « vase » au pluriel. <text:span text:style-name="T19">(10 points)</text:span></text:p>
      <text:p text:style-name="P26"/>
      <text:p text:style-name="P10"><text:tab/>Mariette, en faisant sa chambre, <text:span text:style-name="T15">les</text:span> a <text:span text:style-name="T15">poussés</text:span></text:p>
      <text:p text:style-name="P32"><text:tab/>Du coude par mégarde, et <text:span text:style-name="T15">les</text:span> voilà <text:span text:style-name="T15">brisés</text:span> !</text:p>
      <text:p text:style-name="P32"><text:tab/><text:span text:style-name="T15">Beaux</text:span> <text:span text:style-name="T15">vases</text:span> ! <text:span text:style-name="T16">Leur</text:span> rondeur étai<text:span text:style-name="T20">t</text:span> de rêves pleine,</text:p>
      <text:p text:style-name="P32"><text:tab/>Des bœufs d’or y <text:span text:style-name="T18">broutaient des prés de porcelaine.</text:span></text:p>
      <text:p text:style-name="P33"><text:tab/>Je <text:span text:style-name="T15">les</text:span> aimais, je <text:span text:style-name="T15">les</text:span> avais <text:span text:style-name="T15">achetés</text:span> sur les quais.</text:p>
      <text:p text:style-name="P34"><text:tab/><text:span text:style-name="T21">[</text:span>Et parfois aux marmots pensifs je <text:span text:style-name="T15">les</text:span> expliquais.<text:span text:style-name="T21">] </text:span></text:p>
      <text:p text:style-name="P34"><text:span text:style-name="T21"><text:tab/><text:tab/>Par erreur, le sujet proposait d’aller jusqu’à « expliquais ».</text:span></text:p>
      <text:p text:style-name="P4"/>
      <text:p text:style-name="P27">2) « ça c’est un mandarin <text:span text:style-name="T15">qu’on nomme aussi kohan</text:span> » (v. 17) <text:span text:style-name="T23">Donner la nature et la fonction de la proposition soulignée. (2 points)</text:span></text:p>
      <text:p text:style-name="P11">Il s’agit d’une proposition subordonnée relative <text:span text:style-name="T22">épithète de « mandarin ».</text:span></text:p>
      <text:p text:style-name="P11"/>
      <text:p text:style-name="P28">3) « <text:span text:style-name="T23">Il faut </text:span><text:span text:style-name="T17">qu’il soit savant</text:span><text:span text:style-name="T23"> » (v. 18) Donner la nature et la fonction de la proposition soulignée.</text:span></text:p>
      <text:p text:style-name="P12">Il s’agit d’une proposition subordonnée complétive conjonctive COD de « Il faut ».</text:p>
      <text:p text:style-name="P29"/>
      <text:p text:style-name="P29">4) « Je l’aimais, je l’avais acheté sur les quais » (v. 12) <text:span text:style-name="T25">Quels sont les temps utilisés dans cette phrase ? Justifiez leur emploi. (4 points)</text:span></text:p>
      <text:p text:style-name="P13"><text:span text:style-name="T26">[</text:span>Ce texte mélange les deux systèmes de temps, celui coupé de la situation d’énonciation (« J’arrivai », v. 25) et celui ancré dans la situation d’énonciation (« <text:span text:style-name="T24">l’a poussé », v. 8</text:span>).</text:p>
      <text:p text:style-name="P14">Cette alternance est typique des textes autobiographiques et de leur va-et-vient entre le moment du souvenir et le moment de l’écriture.] </text:p>
      <text:p text:style-name="P14">Au vers 12 un souvenir est rappelé en utilisant le système de temps coupé de la situation d’énonciation : <text:span text:style-name="T26">l’imparfait « aimais » correspond à un imparfait duratif (l’action dure longtemps), le plus-que-parfait « avais acheté » exprime une action antérieure à celle exprimée à l’imparfait.</text:span></text:p>
      <text:p text:style-name="P14"/>
      <text:p text:style-name="P30">5) « et parfois aux marmots pensifs je l’expliquais » (v. 13) Quel est le niveau de langue du mots « marmots » ? <text:span text:style-name="T27">(v. 13)</text:span></text:p>
      <text:p text:style-name="P15">« marmots » est un mot de la langue familière.</text:p>
      <text:p text:style-name="P30"/>
      <text:p text:style-name="P30">6) <text:span text:style-name="T27">Comment est formé le mot « impossible » (v. 4) ? Donnez un synonyme éclairant son sens dans ce vers. (1 point)</text:span></text:p>
      <text:p text:style-name="P16">Le préfixe négatif « im- », le radical « poss- » <text:span text:style-name="T33">(pouvoir) </text:span>et le suffixe « -ible » <text:span text:style-name="T33">(qui est possible) </text:span>forment le mot « impossible » dont le sens correspond au vers 4 à l’adjectif « exceptionnel ».</text:p>
      <text:p text:style-name="P16"/>
      <text:p text:style-name="P31">7) « <text:span text:style-name="T28">donc » (v. 24). Quelle est la nature de « donc » ? Qu’exprime ce mot ? (2 points)</text:span></text:p>
      <text:p text:style-name="P17">« donc » est un adverbe [une conjonction de coordination] exprimant la conséquence.</text:p>
      <text:p text:style-name="P17"><text:span text:style-name="T32">[</text:span>mais<text:tab/>: <text:span text:style-name="T29">opposition<text:tab/><text:tab/><text:tab/>donc :<text:tab/><text:tab/>conséquence<text:tab/><text:tab/><text:tab/><text:tab/>]</text:span></text:p>
      <text:p text:style-name="P18"><text:span text:style-name="T32">[</text:span>ou<text:tab/>: <text:span text:style-name="T30">alternative</text:span> <text:tab/><text:tab/><text:tab/><text:span text:style-name="T29">or :<text:tab/><text:tab/>opposition logique<text:tab/><text:tab/><text:tab/>]</text:span></text:p>
      <text:p text:style-name="P18"><text:span text:style-name="T32">[</text:span>et<text:tab/>: <text:span text:style-name="T31">association</text:span><text:tab/><text:tab/><text:tab/><text:span text:style-name="T29">ni :<text:tab/><text:tab/>négation dans une énumération<text:tab/>]</text:span></text:p>
      <text:p text:style-name="P17"><text:tab/><text:tab/><text:tab/><text:tab/><text:tab/><text:span text:style-name="T30">car :<text:tab/><text:tab/>cause<text:tab/><text:tab/><text:tab/><text:tab/><text:tab/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10:34:25.127653431</meta:creation-date>
    <meta:generator>LibreOffice/6.0.7.3$Linux_X86_64 LibreOffice_project/00m0$Build-3</meta:generator>
    <dc:date>2021-05-15T19:46:30.650787080</dc:date>
    <meta:editing-duration>PT9H11M55S</meta:editing-duration>
    <meta:editing-cycles>51</meta:editing-cycles>
    <meta:print-date>2021-05-15T19:42:02.087175156</meta:print-date>
    <meta:document-statistic meta:table-count="0" meta:image-count="0" meta:object-count="0" meta:page-count="2" meta:paragraph-count="50" meta:word-count="1095" meta:character-count="5951" meta:non-whitespace-character-count="4869"/>
  </office:meta>
</office:document-meta>
</file>